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1" table:style-name="ta1">
        <table:shapes>
          <draw:frame draw:z-index="0" draw:style-name="gr1" draw:text-style-name="P1" svg:width="15.999cm" svg:height="8.999cm" svg:x="17.249cm" svg:y="1.206cm">
            <draw:object draw:notify-on-update-of-ranges="'21'.D1:'21'.D6 '21'.A1:'21'.A1 '21'.E1:'21'.E6 '21'.A7:'21'.A7 '21'.E7:'21'.E29 '21'.D7:'21'.D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3.36098" calcext:value-type="float">
            <text:p>1159861543.36098</text:p>
          </table:table-cell>
          <table:table-cell office:value-type="float" office:value="0" calcext:value-type="float">
            <text:p>0</text:p>
          </table:table-cell>
          <table:table-cell table:formula="of:=[.B1]-[.B$1]" office:value-type="float" office:value="0" calcext:value-type="float">
            <text:p>0</text:p>
          </table:table-cell>
          <table:table-cell table:formula="of:=SUM([.C$1: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3.37066" calcext:value-type="float">
            <text:p>1159861543.37066</text:p>
          </table:table-cell>
          <table:table-cell office:value-type="float" office:value="66" calcext:value-type="float">
            <text:p>66</text:p>
          </table:table-cell>
          <table:table-cell table:formula="of:=[.B2]-[.B$1]" office:value-type="float" office:value="0.00968408584594727" calcext:value-type="float">
            <text:p>0.009684085845947</text:p>
          </table:table-cell>
          <table:table-cell table:formula="of:=SUM([.C$1:.C2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3.42367" calcext:value-type="float">
            <text:p>1159861543.42367</text:p>
          </table:table-cell>
          <table:table-cell office:value-type="float" office:value="29" calcext:value-type="float">
            <text:p>29</text:p>
          </table:table-cell>
          <table:table-cell table:formula="of:=[.B3]-[.B$1]" office:value-type="float" office:value="0.0626900196075439" calcext:value-type="float">
            <text:p>0.062690019607544</text:p>
          </table:table-cell>
          <table:table-cell table:formula="of:=SUM([.C$1:.C3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5.11241" calcext:value-type="float">
            <text:p>1159861545.11241</text:p>
          </table:table-cell>
          <table:table-cell office:value-type="float" office:value="0" calcext:value-type="float">
            <text:p>0</text:p>
          </table:table-cell>
          <table:table-cell table:formula="of:=[.B4]-[.B$1]" office:value-type="float" office:value="1.7514271736145" calcext:value-type="float">
            <text:p>1.7514271736145</text:p>
          </table:table-cell>
          <table:table-cell table:formula="of:=SUM([.C$1:.C4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5.11247" calcext:value-type="float">
            <text:p>1159861545.11247</text:p>
          </table:table-cell>
          <table:table-cell office:value-type="float" office:value="37" calcext:value-type="float">
            <text:p>37</text:p>
          </table:table-cell>
          <table:table-cell table:formula="of:=[.B5]-[.B$1]" office:value-type="float" office:value="1.75148701667786" calcext:value-type="float">
            <text:p>1.75148701667786</text:p>
          </table:table-cell>
          <table:table-cell table:formula="of:=SUM([.C$1:.C5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36.186.229.138.21 &gt; 136.186.229.139.51688</text:p>
          </table:table-cell>
          <table:table-cell office:value-type="float" office:value="1159861545.11251" calcext:value-type="float">
            <text:p>1159861545.11251</text:p>
          </table:table-cell>
          <table:table-cell office:value-type="float" office:value="0" calcext:value-type="float">
            <text:p>0</text:p>
          </table:table-cell>
          <table:table-cell table:formula="of:=[.B6]-[.B$1]" office:value-type="float" office:value="1.75153517723084" calcext:value-type="float">
            <text:p>1.75153517723084</text:p>
          </table:table-cell>
          <table:table-cell table:formula="of:=SUM([.C$1:.C6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4.17712" calcext:value-type="float">
            <text:p>1159861554.17712</text:p>
          </table:table-cell>
          <table:table-cell office:value-type="float" office:value="0" calcext:value-type="float">
            <text:p>0</text:p>
          </table:table-cell>
          <table:table-cell table:formula="of:=[.B7]-[.B$1]" office:value-type="float" office:value="10.8161451816559" calcext:value-type="float">
            <text:p>10.8161451816559</text:p>
          </table:table-cell>
          <table:table-cell table:formula="of:=SUM([.C$7:.C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4.19183" calcext:value-type="float">
            <text:p>1159861554.19183</text:p>
          </table:table-cell>
          <table:table-cell office:value-type="float" office:value="66" calcext:value-type="float">
            <text:p>66</text:p>
          </table:table-cell>
          <table:table-cell table:formula="of:=[.B8]-[.B$1]" office:value-type="float" office:value="10.8308520317078" calcext:value-type="float">
            <text:p>10.8308520317078</text:p>
          </table:table-cell>
          <table:table-cell table:formula="of:=SUM([.C$7:.C8]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4.80428" calcext:value-type="float">
            <text:p>1159861554.80428</text:p>
          </table:table-cell>
          <table:table-cell office:value-type="float" office:value="37" calcext:value-type="float">
            <text:p>37</text:p>
          </table:table-cell>
          <table:table-cell table:formula="of:=[.B9]-[.B$1]" office:value-type="float" office:value="11.4432981014252" calcext:value-type="float">
            <text:p>11.4432981014252</text:p>
          </table:table-cell>
          <table:table-cell table:formula="of:=SUM([.C$7:.C9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8.99408" calcext:value-type="float">
            <text:p>1159861558.99408</text:p>
          </table:table-cell>
          <table:table-cell office:value-type="float" office:value="30" calcext:value-type="float">
            <text:p>30</text:p>
          </table:table-cell>
          <table:table-cell table:formula="of:=[.B10]-[.B$1]" office:value-type="float" office:value="15.6331050395966" calcext:value-type="float">
            <text:p>15.6331050395966</text:p>
          </table:table-cell>
          <table:table-cell table:formula="of:=SUM([.C$7:.C10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545" calcext:value-type="float">
            <text:p>1159861559.0545</text:p>
          </table:table-cell>
          <table:table-cell office:value-type="float" office:value="39" calcext:value-type="float">
            <text:p>39</text:p>
          </table:table-cell>
          <table:table-cell table:formula="of:=[.B11]-[.B$1]" office:value-type="float" office:value="15.6935210227966" calcext:value-type="float">
            <text:p>15.6935210227966</text:p>
          </table:table-cell>
          <table:table-cell table:formula="of:=SUM([.C$7:.C11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5505" calcext:value-type="float">
            <text:p>1159861559.05505</text:p>
          </table:table-cell>
          <table:table-cell office:value-type="float" office:value="48" calcext:value-type="float">
            <text:p>48</text:p>
          </table:table-cell>
          <table:table-cell table:formula="of:=[.B12]-[.B$1]" office:value-type="float" office:value="15.6940670013428" calcext:value-type="float">
            <text:p>15.6940670013428</text:p>
          </table:table-cell>
          <table:table-cell table:formula="of:=SUM([.C$7:.C12]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555" calcext:value-type="float">
            <text:p>1159861559.0555</text:p>
          </table:table-cell>
          <table:table-cell office:value-type="float" office:value="20" calcext:value-type="float">
            <text:p>20</text:p>
          </table:table-cell>
          <table:table-cell table:formula="of:=[.B13]-[.B$1]" office:value-type="float" office:value="15.694521188736" calcext:value-type="float">
            <text:p>15.694521188736</text:p>
          </table:table-cell>
          <table:table-cell table:formula="of:=SUM([.C$7:.C13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5602" calcext:value-type="float">
            <text:p>1159861559.05602</text:p>
          </table:table-cell>
          <table:table-cell office:value-type="float" office:value="53" calcext:value-type="float">
            <text:p>53</text:p>
          </table:table-cell>
          <table:table-cell table:formula="of:=[.B14]-[.B$1]" office:value-type="float" office:value="15.6950430870056" calcext:value-type="float">
            <text:p>15.6950430870056</text:p>
          </table:table-cell>
          <table:table-cell table:formula="of:=SUM([.C$7:.C14])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5695" calcext:value-type="float">
            <text:p>1159861559.05695</text:p>
          </table:table-cell>
          <table:table-cell office:value-type="float" office:value="44" calcext:value-type="float">
            <text:p>44</text:p>
          </table:table-cell>
          <table:table-cell table:formula="of:=[.B15]-[.B$1]" office:value-type="float" office:value="15.6959731578827" calcext:value-type="float">
            <text:p>15.6959731578827</text:p>
          </table:table-cell>
          <table:table-cell table:formula="of:=SUM([.C$7:.C15])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6833" calcext:value-type="float">
            <text:p>1159861559.06833</text:p>
          </table:table-cell>
          <table:table-cell office:value-type="float" office:value="44" calcext:value-type="float">
            <text:p>44</text:p>
          </table:table-cell>
          <table:table-cell table:formula="of:=[.B16]-[.B$1]" office:value-type="float" office:value="15.7073490619659" calcext:value-type="float">
            <text:p>15.7073490619659</text:p>
          </table:table-cell>
          <table:table-cell table:formula="of:=SUM([.C$7:.C16])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6894" calcext:value-type="float">
            <text:p>1159861559.06894</text:p>
          </table:table-cell>
          <table:table-cell office:value-type="float" office:value="44" calcext:value-type="float">
            <text:p>44</text:p>
          </table:table-cell>
          <table:table-cell table:formula="of:=[.B17]-[.B$1]" office:value-type="float" office:value="15.7079620361328" calcext:value-type="float">
            <text:p>15.7079620361328</text:p>
          </table:table-cell>
          <table:table-cell table:formula="of:=SUM([.C$7:.C17])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6954" calcext:value-type="float">
            <text:p>1159861559.06954</text:p>
          </table:table-cell>
          <table:table-cell office:value-type="float" office:value="53" calcext:value-type="float">
            <text:p>53</text:p>
          </table:table-cell>
          <table:table-cell table:formula="of:=[.B18]-[.B$1]" office:value-type="float" office:value="15.7085630893707" calcext:value-type="float">
            <text:p>15.7085630893707</text:p>
          </table:table-cell>
          <table:table-cell table:formula="of:=SUM([.C$7:.C18])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7035" calcext:value-type="float">
            <text:p>1159861559.07035</text:p>
          </table:table-cell>
          <table:table-cell office:value-type="float" office:value="29" calcext:value-type="float">
            <text:p>29</text:p>
          </table:table-cell>
          <table:table-cell table:formula="of:=[.B19]-[.B$1]" office:value-type="float" office:value="15.7093710899353" calcext:value-type="float">
            <text:p>15.7093710899353</text:p>
          </table:table-cell>
          <table:table-cell table:formula="of:=SUM([.C$7:.C19])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7481" calcext:value-type="float">
            <text:p>1159861559.07481</text:p>
          </table:table-cell>
          <table:table-cell office:value-type="float" office:value="56" calcext:value-type="float">
            <text:p>56</text:p>
          </table:table-cell>
          <table:table-cell table:formula="of:=[.B20]-[.B$1]" office:value-type="float" office:value="15.7138330936432" calcext:value-type="float">
            <text:p>15.7138330936432</text:p>
          </table:table-cell>
          <table:table-cell table:formula="of:=SUM([.C$7:.C20])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59.07497" calcext:value-type="float">
            <text:p>1159861559.07497</text:p>
          </table:table-cell>
          <table:table-cell office:value-type="float" office:value="24" calcext:value-type="float">
            <text:p>24</text:p>
          </table:table-cell>
          <table:table-cell table:formula="of:=[.B21]-[.B$1]" office:value-type="float" office:value="15.713995218277" calcext:value-type="float">
            <text:p>15.713995218277</text:p>
          </table:table-cell>
          <table:table-cell table:formula="of:=SUM([.C$7:.C21])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65.40829" calcext:value-type="float">
            <text:p>1159861565.40829</text:p>
          </table:table-cell>
          <table:table-cell office:value-type="float" office:value="52" calcext:value-type="float">
            <text:p>52</text:p>
          </table:table-cell>
          <table:table-cell table:formula="of:=[.B22]-[.B$1]" office:value-type="float" office:value="22.0473091602325" calcext:value-type="float">
            <text:p>22.0473091602325</text:p>
          </table:table-cell>
          <table:table-cell table:formula="of:=SUM([.C$7:.C22])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65.52801" calcext:value-type="float">
            <text:p>1159861565.52801</text:p>
          </table:table-cell>
          <table:table-cell office:value-type="float" office:value="10" calcext:value-type="float">
            <text:p>10</text:p>
          </table:table-cell>
          <table:table-cell table:formula="of:=[.B23]-[.B$1]" office:value-type="float" office:value="22.1670370101929" calcext:value-type="float">
            <text:p>22.1670370101929</text:p>
          </table:table-cell>
          <table:table-cell table:formula="of:=SUM([.C$7:.C23])"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65.5314" calcext:value-type="float">
            <text:p>1159861565.5314</text:p>
          </table:table-cell>
          <table:table-cell office:value-type="float" office:value="20" calcext:value-type="float">
            <text:p>20</text:p>
          </table:table-cell>
          <table:table-cell table:formula="of:=[.B24]-[.B$1]" office:value-type="float" office:value="22.1704201698303" calcext:value-type="float">
            <text:p>22.1704201698303</text:p>
          </table:table-cell>
          <table:table-cell table:formula="of:=SUM([.C$7:.C24])"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65.5323" calcext:value-type="float">
            <text:p>1159861565.5323</text:p>
          </table:table-cell>
          <table:table-cell office:value-type="float" office:value="107" calcext:value-type="float">
            <text:p>107</text:p>
          </table:table-cell>
          <table:table-cell table:formula="of:=[.B25]-[.B$1]" office:value-type="float" office:value="22.1713221073151" calcext:value-type="float">
            <text:p>22.1713221073151</text:p>
          </table:table-cell>
          <table:table-cell table:formula="of:=SUM([.C$7:.C25])"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65.53243" calcext:value-type="float">
            <text:p>1159861565.53243</text:p>
          </table:table-cell>
          <table:table-cell office:value-type="float" office:value="24" calcext:value-type="float">
            <text:p>24</text:p>
          </table:table-cell>
          <table:table-cell table:formula="of:=[.B26]-[.B$1]" office:value-type="float" office:value="22.1714551448822" calcext:value-type="float">
            <text:p>22.1714551448822</text:p>
          </table:table-cell>
          <table:table-cell table:formula="of:=SUM([.C$7:.C26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70.64246" calcext:value-type="float">
            <text:p>1159861570.64246</text:p>
          </table:table-cell>
          <table:table-cell office:value-type="float" office:value="0" calcext:value-type="float">
            <text:p>0</text:p>
          </table:table-cell>
          <table:table-cell table:formula="of:=[.B27]-[.B$1]" office:value-type="float" office:value="27.2814791202545" calcext:value-type="float">
            <text:p>27.2814791202545</text:p>
          </table:table-cell>
          <table:table-cell table:formula="of:=SUM([.C$7:.C27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70.64252" calcext:value-type="float">
            <text:p>1159861570.64252</text:p>
          </table:table-cell>
          <table:table-cell office:value-type="float" office:value="37" calcext:value-type="float">
            <text:p>37</text:p>
          </table:table-cell>
          <table:table-cell table:formula="of:=[.B28]-[.B$1]" office:value-type="float" office:value="27.2815370559692" calcext:value-type="float">
            <text:p>27.2815370559692</text:p>
          </table:table-cell>
          <table:table-cell table:formula="of:=SUM([.C$7:.C28])"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136.186.229.138.21 &gt; 136.186.229.139.51050</text:p>
          </table:table-cell>
          <table:table-cell office:value-type="float" office:value="1159861570.64262" calcext:value-type="float">
            <text:p>1159861570.64262</text:p>
          </table:table-cell>
          <table:table-cell office:value-type="float" office:value="0" calcext:value-type="float">
            <text:p>0</text:p>
          </table:table-cell>
          <table:table-cell table:formula="of:=[.B29]-[.B$1]" office:value-type="float" office:value="27.2816371917725" calcext:value-type="float">
            <text:p>27.2816371917725</text:p>
          </table:table-cell>
          <table:table-cell table:formula="of:=SUM([.C$7:.C29])" office:value-type="float" office:value="837" calcext:value-type="float">
            <text:p>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2:43:28.693519227</dc:date>
    <meta:editing-duration>PT22M39S</meta:editing-duration>
    <meta:editing-cycles>3</meta:editing-cycles>
    <meta:generator>LibreOffice/6.4.6.2$Linux_X86_64 LibreOffice_project/40$Build-2</meta:generator>
    <meta:document-statistic meta:table-count="1" meta:cell-count="1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87cm" svg:y="0.316cm" chart:style-name="ch2">
          <text:p>Cumulative Bytes Transferred </text:p>
        </chart:title>
        <chart:subtitle svg:x="6.012cm" svg:y="1.275cm" chart:style-name="ch3">
          <text:p>FTP protocol (Port 21)</text:p>
        </chart:subtitle>
        <chart:legend chart:legend-position="end" svg:x="11.084cm" svg:y="3.555cm" style:legend-expansion="high" chart:style-name="ch4"/>
        <chart:plot-area chart:style-name="ch5" table:cell-range-address="'21'.D1:'21'.E6 '21'.A1:'21'.A1 '21'.A7:'21'.A7 '21'.E7:'21'.E29" chart:data-source-has-labels="row" svg:x="1.331cm" svg:y="2.138cm" svg:width="9.433cm" svg:height="5.701cm">
          <chartooo:coordinate-region svg:x="2.138cm" svg:y="2.337cm" svg:width="8.439cm" svg:height="4.855cm"/>
          <chart:axis chart:dimension="x" chart:name="primary-x" chart:style-name="ch6">
            <chart:title svg:x="4.878cm" svg:y="8.019cm" chart:style-name="ch7">
              <text:p>Time (seconds)</text:p>
            </chart:title>
          </chart:axis>
          <chart:axis chart:dimension="y" chart:name="primary-y" chart:style-name="ch6">
            <chart:title svg:x="0.451cm" svg:y="5.535cm" chart:style-name="ch8">
              <text:p>(bytes)</text:p>
            </chart:title>
            <chart:grid chart:style-name="ch9" chart:class="major"/>
          </chart:axis>
          <chart:series chart:style-name="ch10" chart:values-cell-range-address="'21'.E1:'21'.E6" chart:label-cell-address="'21'.A1:'21'.A1" chart:class="chart:scatter">
            <chart:domain table:cell-range-address="'21'.D1:'21'.D6"/>
            <chart:data-point chart:repeated="6"/>
          </chart:series>
          <chart:series chart:style-name="ch11" chart:values-cell-range-address="'21'.E7:'21'.E29" chart:label-cell-address="'21'.A7:'21'.A7" chart:class="chart:scatter">
            <chart:domain table:cell-range-address="'21'.D7:'21'.D29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36.186.229.138.21 &gt; 136.186.229.139.51688</text:p>
                <draw:g>
                  <svg:desc>'21'.A1:'21'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36.186.229.138.21 &gt; 136.186.229.139.51050</text:p>
                <draw:g>
                  <svg:desc>'21'.A7:'2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1'.D1:'21'.D6</svg:desc>
                </draw:g>
              </table:table-cell>
              <table:table-cell office:value-type="float" office:value="0">
                <text:p>0</text:p>
                <draw:g>
                  <svg:desc>'21'.E1:'21'.E6</svg:desc>
                </draw:g>
              </table:table-cell>
              <table:table-cell office:value-type="float" office:value="10.8161451816559">
                <text:p>10.8161451816559</text:p>
                <draw:g>
                  <svg:desc>'21'.D7:'21'.D29</svg:desc>
                </draw:g>
              </table:table-cell>
              <table:table-cell office:value-type="float" office:value="0">
                <text:p>0</text:p>
                <draw:g>
                  <svg:desc>'21'.E7:'21'.E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68408584594727">
                <text:p>0.00968408584594727</text:p>
              </table:table-cell>
              <table:table-cell office:value-type="float" office:value="66">
                <text:p>66</text:p>
              </table:table-cell>
              <table:table-cell office:value-type="float" office:value="10.8308520317078">
                <text:p>10.83085203170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6900196075439">
                <text:p>0.0626900196075439</text:p>
              </table:table-cell>
              <table:table-cell office:value-type="float" office:value="95">
                <text:p>95</text:p>
              </table:table-cell>
              <table:table-cell office:value-type="float" office:value="11.4432981014252">
                <text:p>11.443298101425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14271736145">
                <text:p>1.7514271736145</text:p>
              </table:table-cell>
              <table:table-cell office:value-type="float" office:value="95">
                <text:p>95</text:p>
              </table:table-cell>
              <table:table-cell office:value-type="float" office:value="15.6331050395966">
                <text:p>15.633105039596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148701667786">
                <text:p>1.75148701667786</text:p>
              </table:table-cell>
              <table:table-cell office:value-type="float" office:value="132">
                <text:p>132</text:p>
              </table:table-cell>
              <table:table-cell office:value-type="float" office:value="15.6935210227966">
                <text:p>15.69352102279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153517723084">
                <text:p>1.75153517723084</text:p>
              </table:table-cell>
              <table:table-cell office:value-type="float" office:value="132">
                <text:p>132</text:p>
              </table:table-cell>
              <table:table-cell office:value-type="float" office:value="15.6940670013428">
                <text:p>15.69406700134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94521188736">
                <text:p>15.6945211887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950430870056">
                <text:p>15.695043087005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959731578827">
                <text:p>15.695973157882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073490619659">
                <text:p>15.707349061965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079620361328">
                <text:p>15.707962036132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085630893707">
                <text:p>15.708563089370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093710899353">
                <text:p>15.7093710899353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138330936432">
                <text:p>15.713833093643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13995218277">
                <text:p>15.71399521827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473091602325">
                <text:p>22.047309160232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70370101929">
                <text:p>22.1670370101929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04201698303">
                <text:p>22.1704201698303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13221073151">
                <text:p>22.171322107315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14551448822">
                <text:p>22.171455144882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814791202545">
                <text:p>27.281479120254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815370559692">
                <text:p>27.281537055969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816371917725">
                <text:p>27.2816371917725</text:p>
              </table:table-cell>
              <table:table-cell office:value-type="float" office:value="837">
                <text:p>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